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64.33mm" svg:y="43.76mm">
            <loext:p draw:notify-on-update-of-ranges="Feuille1.A1:Feuille1.A3 Feuille1.B1:Feuille1.B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5:50:15.526201089</meta:creation-date>
    <dc:date>2016-11-11T16:00:48.401893366</dc:date>
    <meta:editing-duration>PT11S</meta:editing-duration>
    <meta:editing-cycles>1</meta:editing-cycles>
    <meta:document-statistic meta:table-count="1" meta:cell-count="6" meta:object-count="1"/>
    <meta:generator>LibreOffice/5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1cm" svg:y="0.316cm" chart:style-name="ch2">
          <text:p>Temps de calcul en fonction du nombre de serveurs</text:p>
        </chart:title>
        <chart:subtitle svg:x="6.488cm" svg:y="1.275cm" chart:style-name="ch3">
          <text:p>Mode sécuritaire</text:p>
        </chart:subtitle>
        <chart:plot-area chart:style-name="ch4" table:cell-range-address="Feuille1.A1:Feuille1.B3" svg:x="1.331cm" svg:y="2.138cm" svg:width="14.349cm" svg:height="5.701cm">
          <chartooo:coordinate-region svg:x="2.138cm" svg:y="2.337cm" svg:width="13.302cm" svg:height="4.855cm"/>
          <chart:axis chart:dimension="x" chart:name="primary-x" chart:style-name="ch5">
            <chart:title svg:x="6.979cm" svg:y="8.019cm" chart:style-name="ch6">
              <text:p>Nombre de serveurs</text:p>
            </chart:title>
          </chart:axis>
          <chart:axis chart:dimension="y" chart:name="primary-y" chart:style-name="ch5">
            <chart:title svg:x="0.451cm" svg:y="6.725cm" chart:style-name="ch7">
              <text:p>Temps d'exécution (ms)</text:p>
            </chart:title>
            <chart:grid chart:style-name="ch8" chart:class="major"/>
          </chart:axis>
          <chart:series chart:style-name="ch9" chart:values-cell-range-address="Feuille1.B1:Feuille1.B3" chart:class="chart:scatter">
            <chart:domain table:cell-range-address="Feuille1.A1:Feuille1.A3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A1:Feuille1.A3</svg:desc>
                </draw:g>
              </table:table-cell>
              <table:table-cell office:value-type="float" office:value="511">
                <text:p>511</text:p>
                <draw:g>
                  <svg:desc>Feuille1.B1:Feuille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68">
                <text:p>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